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2" office:value-type="string" calcext:value-type="string">
            <text:p>Things due</text:p>
          </table:table-cell>
          <table:table-cell table:style-name="ce66"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7"/>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3"/>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7"/>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7"/>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4"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7"/>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7"/>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7"/>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7"/>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7"/>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7"/>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68"/>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4"/>
          <table:table-cell table:style-name="ce68"/>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8"/>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8"/>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6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Scratch quiz game done?</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5"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5" office:value-type="string" calcext:value-type="string">
            <text:p>1 Scratch quiz game DUE</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7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4"/>
          <table:table-cell table:style-name="ce68"/>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7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4" office:value-type="string" calcext:value-type="string">
            <text:p>- Jeopardy questions</text:p>
          </table:table-cell>
          <table:table-cell table:style-name="ce68"/>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8"/>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6"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8"/>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6"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one?</text:p>
          </table:table-cell>
          <table:table-cell table:style-name="ce68"/>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UE</text:p>
          </table:table-cell>
          <table:table-cell table:style-name="ce68"/>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8"/>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68"/>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 Comic final outline done?</text:p>
          </table:table-cell>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6" office:value-type="string" calcext:value-type="string">
            <text:p>- Comic final outline DUE</text:p>
          </table:table-cell>
          <table:table-cell table:style-name="ce68"/>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3"/>
          <table:table-cell table:style-name="ce7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Rent check DUE $401,19</text:p>
          </table:table-cell>
          <table:table-cell table:style-name="ce6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6" office:value-type="string" calcext:value-type="string">
            <text:p>0 War of the Worlds blog post DUE</text:p>
          </table:table-cell>
          <table:table-cell table:style-name="ce6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P War of the Worlds blog post</text:p>
          </table:table-cell>
          <table:table-cell table:style-name="ce6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rogger game DUE- Portrait DUE</text:p>
          </table:table-cell>
          <table:table-cell table:style-name="ce6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6"/>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Resource post 10: 31 Oct. DUE</text:p>
          </table:table-cell>
          <table:table-cell table:style-name="ce6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6"/>
          <table:table-cell table:style-name="ce6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6"/>
          <table:table-cell table:style-name="ce68"/>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6"/>
          <table:table-cell table:style-name="ce68"/>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8"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6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6" office:value-type="string" calcext:value-type="string">
            <text:p>- The Circle reading due</text:p>
          </table:table-cell>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6" office:value-type="string" calcext:value-type="string">
            <text:p>- Resource post 11: 7 Nov. DUE</text:p>
          </table:table-cell>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6" office:value-type="string" calcext:value-type="string">
            <text:p>- Research Project summary DUE </text:p>
          </table:table-cell>
          <table:table-cell table:style-name="ce68"/>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6" office:value-type="string" calcext:value-type="string">
            <text:p>- Jeopardy questions based on summary DUE</text:p>
          </table:table-cell>
          <table:table-cell table:style-name="ce68"/>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6" office:value-type="string" calcext:value-type="string">
            <text:p>- "Powerpoint" based on summary DUE</text:p>
          </table:table-cell>
          <table:table-cell table:style-name="ce68"/>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8"/>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8"/>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1 Research Project DUE - Resource post 12: 14 Nov. DUE</text:p>
          </table:table-cell>
          <table:table-cell table:style-name="ce68"/>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office:value-type="string" calcext:value-type="string">
            <text:p>- finish Jeopardy</text:p>
          </table:table-cell>
          <table:table-cell table:style-name="ce68"/>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3" office:value-type="string" calcext:value-type="string">
            <text:p>if this is Friday, p5.js 20-25 shapes picture ue</text:p>
          </table:table-cell>
          <table:table-cell table:style-name="ce68"/>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8"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 Third essay topic in syllabus DUE<text:span text:style-name="T9">- (Resource post 13: 21 Nov. DUE)</text:span></text:p>
          </table:table-cell>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8"/>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8"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8"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8"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8"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68"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8"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office:value-type="string" calcext:value-type="string">
            <text:p>- 2nd essay topic in syllabus DUE</text:p>
          </table:table-cell>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3"/>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6"/>
          <table:table-cell table:style-name="ce6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8"/>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8"/>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8"/>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3"/>
          <table:table-cell table:style-name="ce68"/>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8"/>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8"/>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3"/>
          <table:table-cell table:style-name="ce68"/>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3"/>
          <table:table-cell table:style-name="ce68"/>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7"/>
          <table:table-cell table:style-name="ce7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9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number-columns-repeated="1004"/>
        </table:table-row>
        <table:table-row table:style-name="ro11">
          <table:table-cell table:style-name="ce30" office:value-type="date" office:date-value="2017-10-04" calcext:value-type="date">
            <text:p>2017-10-04</text:p>
          </table:table-cell>
          <table:table-cell table:number-columns-repeated="7"/>
          <table:table-cell office:value-type="string" calcext:value-type="string">
            <text:p>- COS301</text:p>
            <text:p>- NMD324 FILM TITLES DUE</text:p>
            <text:p><text:span text:style-name="T4">- NMD442 Personas!</text:span></text:p>
          </table:table-cell>
          <table:table-cell table:number-columns-repeated="1015"/>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6:'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4">00/00/0000</text:date>, <text:time style:data-style-name="N2" text:time-value="01:52:40.48466767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4T02:05:03.534557732</dc:date>
    <meta:creation-date>2016-09-05T22:47:24Z</meta:creation-date>
    <meta:editing-cycles>1241</meta:editing-cycles>
    <meta:editing-duration>P24DT10H46M31S</meta:editing-duration>
    <meta:generator>LibreOffice/5.2.7.2$Linux_X86_64 LibreOffice_project/20m0$Build-2</meta:generator>
    <meta:document-statistic meta:table-count="4" meta:cell-count="3945" meta:object-count="0"/>
  </office:meta>
</office:document-meta>
</file>